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6, All Rights Reserved</text:p><text:section text:name="Section1" text:style-name="Sect1"><text:h text:outline-level="1" text:style-name="rststyle-heading1"><text:reference-mark text:name="id1"/><text:a xlink:href="https://westurner.org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Systems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employment"/>Employment</text:h><text:section text:name="Section4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<text:reference-mark text:name="education"/>Education</text:h><text:section text:name="Section13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6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org/wiki/projects" xlink:type="simple">https://westurner.org/wiki/projects</text:a></text:p><text:section text:name="Section17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2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3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6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<text:reference-mark text:name="self-directed-learning"/>2012: Self Directed Learning</text:h><text:p text:style-name="rststyle-lineblock1">Web: <text:a xlink:href="https://westurner.org/self-directed-learning/" xlink:type="simple">https://westurner.org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<text:reference-mark text:name="medem"/>2013: m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org/redditlog/" xlink:type="simple">https://westurner.org/redditlog/</text:a></text:p></text:section><text:section text:name="Section30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4" text:style-name="Sect3"><text:h text:outline-level="3" text:style-name="rststyle-heading3"><text:reference-mark text:name="wrd-r-d-documentation"/>2014: WRD R&amp;D Documentation</text:h><text:p text:style-name="rststyle-lineblock1">Web: <text:a xlink:href="https://wrdrd.com/docs/" xlink:type="simple">https://wrdrd.com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com/docs/tools/" xlink:type="simple">https://wrdrd.com/docs/tools/</text:a></text:p></text:list-item></text:list></text:section><text:section text:name="Section35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8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blockquote">pyglobalgoals is a Python package, Python module, and a set of
Python Jupyter notebooks for working with JSON-LD, RDFa, schema.org
and The Global Goals For Sustainable Development (#GlobalGoals #GGs
#SDG #SDGs) #GG17</text:p><text:list text:style-name="rststyle-bulletlist"><text:list-item><text:p text:style-name="rststyle-bulletitem">IPython notebook:
<text:a xlink:href="https://github.com/westurner/pyglobalgoals/blob/master/notebooks/globalgoals-pyglobalgoals.py.ipynb" xlink:type="simple">https://github.com/westurner/pyglobalgoals/blob/master/notebooks/globalgoals-pyglobalgoals.py.ipynb</text:a></text:p></text:list-item><text:list-item><text:p text:style-name="rststyle-bulletitem">Draft GlobalGoals JSONLD @context:
<text:a xlink:href="https://github.com/westurner/pyglobalgoals/blob/master/notebooks/data/globalgoals.jsonld" xlink:type="simple">https://github.com/westurner/pyglobalgoals/blob/master/notebooks/data/globalgoals.jsonld</text:a></text:p></text:list-item><text:list-item><text:p text:style-name="rststyle-bulletitem"><text:a xlink:href="https://westurner.org/opengov/un/#pyglobalgoals" xlink:type="simple">https://westurner.org/opengov/un/#pyglobalgoals</text:a></text:p></text:list-item></text:list></text:section><text:section text:name="Section39" text:style-name="Sect3"><text:h text:outline-level="3" text:style-name="rststyle-heading3"><text:reference-mark text:name="djangotestapp"/>2016: djangotestapp</text:h><text:p text:style-name="rststyle-lineblock1">Src: <text:a xlink:href="https://github.com/westurner/djangotestapp" xlink:type="simple">https://github.com/westurner/djangotestapp</text:a></text:p><text:list text:style-name="rststyle-bulletlist"><text:list-item><text:p text:style-name="rststyle-bulletitem"><text:span text:style-name="rststyle-strong">#Hashtags</text:span> and <text:span text:style-name="rststyle-strong">@at_tags</text:span></text:p></text:list-item><text:list-item><text:p text:style-name="rststyle-bulletitem">Django REST Framework, Haystack, ElasticSearch, python-social-auth
OAuth2, Docker Compose</text:p></text:list-item><text:list-item><text:p text:style-name="rststyle-bulletitem"><text:a xlink:href="https://github.com/westurner/djangotestapp/blob/develop/djangotestapp/testapp/tests.py" xlink:type="simple">https://github.com/westurner/djangotestapp/blob/develop/djangotestapp/testapp/tests.py</text:a></text:p></text:list-item></text:list></text:section><text:section text:name="Section40" text:style-name="Sect3"><text:h text:outline-level="3" text:style-name="rststyle-heading3"><text:reference-mark text:name="omaha-python-users-group"/>2016: Omaha Python Users Group</text:h><text:p text:style-name="rststyle-lineblock1">Homepage: <text:a xlink:href="http://www.omahapython.org/blog/" xlink:type="simple">http://www.omahapython.org/blog/</text:a></text:p><text:p text:style-name="rststyle-lineblock1">Src: <text:a xlink:href="https://github.com/omahapython" xlink:type="simple">https://github.com/omahapython</text:a></text:p><text:list text:style-name="rststyle-bulletlist"><text:list-item><text:p text:style-name="rststyle-bulletitem">Presented <text:reference-ref text:ref-name="pyglobalgoals" text:reference-format="text"/>2015: pyglobalgoals during <text:span text:style-name="rststyle-strong">#GlobalGoals</text:span> week:
<text:a xlink:href="http://www.omahapython.org/blog/archives/504" xlink:type="simple">http://www.omahapython.org/blog/archives/504</text:a></text:p></text:list-item><text:list-item><text:p text:style-name="rststyle-bulletitem">Contributed to the Omaha Python Data Science team</text:p><text:list text:style-name="rststyle-bulletlist"><text:list-item><text:p text:style-name="rststyle-bulletitem">Created <text:a xlink:href="https://github.com/omahapython" xlink:type="simple">https://github.com/omahapython</text:a></text:p></text:list-item><text:list-item><text:p text:style-name="rststyle-bulletitem">Created <text:a xlink:href="https://github.com/orgs/omahapython/teams/datascience" xlink:type="simple">https://github.com/orgs/omahapython/teams/datascience</text:a></text:p><text:list text:style-name="rststyle-bulletlist"><text:list-item><text:p text:style-name="rststyle-bulletitem">Researched "Kaggle Best Practices"
<text:a xlink:href="https://github.com/omahapython/datascience/issues/3" xlink:type="simple">https://github.com/omahapython/datascience/issues/3</text:a></text:p></text:list-item></text:list></text:list-item><text:list-item><text:p text:style-name="rststyle-bulletitem">Created <text:a xlink:href="https://github.com/omahapython/kaggle-houseprices" xlink:type="simple">https://github.com/omahapython/kaggle-houseprices</text:a></text:p></text:list-item><text:list-item><text:p text:style-name="rststyle-bulletitem">Developed: <text:a xlink:href="https://github.com/westurner/house_prices" xlink:type="simple">https://github.com/westurner/house_prices</text:a></text:p><text:list text:style-name="rststyle-bulletlist"><text:list-item><text:p text:style-name="rststyle-bulletitem">NumPy, Pandas, scikit-learn, TPOT, auto_ml</text:p></text:list-item></text:list></text:list-item></text:list></text:list-item></text:list></text:section><text:section text:name="Section41" text:style-name="Sect3"><text:h text:outline-level="3" text:style-name="rststyle-heading3"><text:reference-mark text:name="venv"/>venv</text:h><text:p text:style-name="rststyle-lineblock1">Docs: <text:a xlink:href="https://westurner.org/dotfiles/venv" xlink:type="simple">https://westurner.org/dotfiles/venv</text:a></text:p><text:section text:name="Section42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org/dotfiles/venv#cdalias" xlink:type="simple">https://westurner.org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3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4" text:style-name="Sect3"><text:h text:outline-level="3" text:style-name="rststyle-heading3"><text:reference-mark text:name="dotfiles"/>Dotfiles</text:h><text:p text:style-name="rststyle-lineblock1"><text:a xlink:href="https://westurner.org/dotfiles/" xlink:type="simple">https://westurner.org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5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org/wiki/contributions" xlink:type="simple">https://westurner.org/wiki/contributions</text:a></text:p></text:list-item><text:list-item><text:p text:style-name="rststyle-bulletitem"><text:a xlink:href="https://westurner.org/wiki/github" xlink:type="simple">https://westurner.org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7-01-02: "westurner made 7323 contributions to 399 repositories"</text:p></text:list-item></text:list></text:list-item></text:list></text:list-item></text:list></text:section></text:section><text:section text:name="Section46" text:style-name="Sect2"><text:h text:outline-level="2" text:style-name="rststyle-heading2"><text:reference-mark text:name="contact-information"/>Contact Information</text:h><text:p text:style-name="rststyle-lineblock1">Homepage: <text:a xlink:href="https://westurner.org" xlink:type="simple">westurner.org</text:a></text:p><text:p text:style-name="rststyle-lineblock1">LinkedIn: <text:a xlink:href="http://www.linkedin.com/in/westurner" xlink:type="simple">linkedin.com/in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7-01-03 18:24 UTC.
</text:p>
      </style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7-01-03T12:24:34</meta:creation-date>
    <dc:creator>wturner</dc:creator>
    <dc:date>2017-01-03T12:24:34</dc:date>
    <dc:language>en-US</dc:language>
    <meta:editing-cycles>1</meta:editing-cycles>
    <meta:editing-duration>PT00M01S</meta:editing-duration>
    <dc:title>[no title]</dc:title>
  </office:meta>
</office:document-meta>
</file>